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3.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fo:font-size="10pt" style:font-size-asian="10pt" style:font-size-complex="10pt"/>
    </style:style>
    <style:style style:name="ce2" style:family="table-cell" style:parent-style-name="Default">
      <style:table-cell-properties fo:background-color="#ffff00"/>
      <style:text-properties style:font-name="Liberation Sans" fo:font-size="10pt" style:font-size-asian="10pt" style:font-size-complex="10pt"/>
    </style:style>
    <style:style style:name="ce3" style:family="table-cell" style:parent-style-name="Default">
      <style:table-cell-properties fo:background-color="transparent"/>
      <style:text-properties style:font-name="Liberation Sans" fo:font-size="10pt" style:font-size-asian="10pt" style:font-size-complex="10pt"/>
    </style:style>
    <style:style style:name="ce4" style:family="table-cell" style:parent-style-name="Default">
      <style:table-cell-properties fo:background-color="#00dcff"/>
      <style:text-properties style:font-name="Liberation Sans" fo:font-size="10pt" style:font-size-asian="10pt" style:font-size-complex="10pt"/>
    </style:style>
    <style:style style:name="ce5" style:family="table-cell" style:parent-style-name="Default">
      <style:table-cell-properties fo:background-color="#00dcff"/>
      <style:text-properties style:font-name="Liberation Sans" fo:font-size="10pt" fo:language="en" fo:country="US" style:font-size-asian="10pt" style:language-asian="en" style:country-asian="US" style:font-name-complex="Tahoma" style:font-size-complex="10pt" style:language-complex="en" style:country-complex="US"/>
    </style:style>
    <style:style style:name="ce6" style:family="table-cell" style:parent-style-name="Default">
      <style:text-properties style:font-name="Liberation Sans" fo:font-size="10pt" fo:language="en" fo:country="US" style:font-size-asian="10pt" style:language-asian="en" style:country-asian="US" style:font-name-complex="Tahoma" style:font-size-complex="10pt" style:language-complex="en" style:country-complex="U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marker-start="Extrémités_20_de_20_flèche_20_1" draw:marker-start-width="2mm" draw:marker-start-center="false" draw:fill="solid" draw:fill-color="#ffffc0" draw:auto-grow-height="true" draw:auto-grow-width="false" fo:min-height="7.91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marker-start="Extrémités_20_de_20_flèche_20_1" draw:marker-start-width="2mm" draw:marker-start-center="false" draw:fill="solid" draw:fill-color="#ffffc0" draw:auto-grow-height="true" draw:auto-grow-width="false" fo:min-height="15.81mm" fo:padding-top="1mm" fo:padding-bottom="1mm" fo:padding-left="1mm" fo:padding-right="1mm" draw:shadow="hidden" draw:shadow-offset-x="1mm" draw:shadow-offset-y="1mm" draw:caption-escape-direction="auto"/>
    </style:style>
    <style:style style:name="gr4" style:family="graphic">
      <style:graphic-properties draw:marker-start="Extrémités_20_de_20_flèche_20_1" draw:marker-start-width="2mm" draw:marker-start-center="false" draw:fill="solid" draw:fill-color="#ffffc0" draw:auto-grow-height="true" draw:auto-grow-width="false" fo:min-height="2.69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r" fo:country="CA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r" fo:country="CA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fr" fo:country="CA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status="enable" table:steps="200"/>
      </table:calculation-settings>
      <table:table table:name="Feuille1" table:style-name="ta1">
        <table:shapes>
          <draw:frame draw:z-index="0" draw:style-name="gr1" draw:text-style-name="P1" svg:width="159.93mm" svg:height="90.05mm" svg:x="40.46mm" svg:y="128.56mm">
            <loext:p draw:notify-on-update-of-ranges="Feuille1.B3:Feuille1.B25 Feuille1.Q3:Feuille1.Q2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6" table:default-cell-style-name="ce1"/>
        <table:table-column table:style-name="co1" table:visibility="collapse" table:number-columns-repeated="4" table:default-cell-style-name="ce1"/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1011" table:default-cell-style-name="ce1"/>
        <table:table-row table:style-name="ro1">
          <table:table-cell office:value-type="string" calcext:value-type="string">
            <text:p><text:a xlink:href="https://www.youtube.com/watch?v=V03eF0bcYno" xlink:type="simple">Vidéo original</text:a></text:p>
          </table:table-cell>
          <table:table-cell table:number-columns-repeated="4"/>
          <table:table-cell table:style-name="ce4" table:number-columns-repeated="8"/>
          <table:table-cell table:number-columns-repeated="2" office:value-type="string" calcext:value-type="string">
            <text:p>FE</text:p>
          </table:table-cell>
          <table:table-cell table:number-columns-repeated="1009"/>
        </table:table-row>
        <table:table-row table:style-name="ro1">
          <table:table-cell office:value-type="float" office:value="6371" calcext:value-type="float">
            <office:annotation draw:style-name="gr2" draw:text-style-name="P3" svg:width="28.99mm" svg:height="9.91mm" svg:x="28.57mm" svg:y="4.51mm" draw:caption-point-x="-6.1mm" draw:caption-point-y="0.1mm">
              <dc:date>2018-10-28T00:00:00</dc:date>
              <text:p text:style-name="P2"><text:span text:style-name="T1">earth radius in km</text:span></text:p>
            </office:annotation>
            <text:p>6371</text:p>
          </table:table-cell>
          <table:table-cell office:value-type="string" calcext:value-type="string">
            <text:p>Lat</text:p>
          </table:table-cell>
          <table:table-cell office:value-type="string" calcext:value-type="string">
            <text:p>Elev</text:p>
          </table:table-cell>
          <table:table-cell table:number-columns-repeated="2"/>
          <table:table-cell table:style-name="ce4" office:value-type="string" calcext:value-type="string">
            <office:annotation draw:style-name="gr3" draw:text-style-name="P3" svg:width="28.99mm" svg:height="17.81mm" svg:x="141.46mm" svg:y="4.51mm" draw:caption-point-x="-6.1mm" draw:caption-point-y="0.1mm">
              <dc:date>2018-10-28T00:00:00</dc:date>
              <text:p text:style-name="P2"><text:span text:style-name="T1">Calculations for the half-sphere glass dome model</text:span></text:p>
            </office:annotation>
            <text:p>Lat (FE, km)</text:p>
          </table:table-cell>
          <table:table-cell table:style-name="ce4" office:value-type="float" office:value="40000" calcext:value-type="float">
            <text:p>40000</text:p>
          </table:table-cell>
          <table:table-cell table:style-name="ce4" office:value-type="float" office:value="25000" calcext:value-type="float">
            <text:p>25000</text:p>
          </table:table-cell>
          <table:table-cell table:style-name="ce4" office:value-type="string" calcext:value-type="string">
            <text:p>tan(elev)</text:p>
          </table:table-cell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B = 180-EL</text:p>
          </table:table-cell>
          <table:table-cell table:style-name="ce4" office:value-type="string" calcext:value-type="string">
            <text:p>sin A</text:p>
          </table:table-cell>
          <table:table-cell table:style-name="ce4" office:value-type="string" calcext:value-type="string">
            <text:p>A</text:p>
          </table:table-cell>
          <table:table-cell office:value-type="string" calcext:value-type="string">
            <text:p>dEQ (km)</text:p>
          </table:table-cell>
          <table:table-cell office:value-type="string" calcext:value-type="string">
            <text:p>Hauteur du soleil</text:p>
          </table:table-cell>
          <table:table-cell office:value-type="string" calcext:value-type="string">
            <text:p>EL « réelle »</text:p>
          </table:table-cell>
          <table:table-cell office:value-type="string" calcext:value-type="string">
            <text:p>Réfraction</text:p>
          </table:table-cell>
          <table:table-cell table:number-columns-repeated="1007"/>
        </table:table-row>
        <table:table-row table:style-name="ro1">
          <table:table-cell table:style-name="ce2"/>
          <table:table-cell office:value-type="float" office:value="66.5" calcext:value-type="float">
            <text:p>66,5</text:p>
          </table:table-cell>
          <table:table-cell office:value-type="float" office:value="23.1" calcext:value-type="float">
            <text:p>23,1</text:p>
          </table:table-cell>
          <table:table-cell table:formula="of:=[.B3]+[.C3]" office:value-type="float" office:value="89.6" calcext:value-type="float">
            <text:p>89,6</text:p>
          </table:table-cell>
          <table:table-cell/>
          <table:table-cell table:style-name="ce4" table:formula="of:=PI()*[.$A$2]*(90-[.B3])/180" office:value-type="float" office:value="2613.08077614713" calcext:value-type="float">
            <text:p>2613,08077614713</text:p>
          </table:table-cell>
          <table:table-cell table:style-name="ce4" table:formula="of:=[.$G$2]-[.F3]" office:value-type="float" office:value="37386.9192238529" calcext:value-type="float">
            <text:p>37386,9192238529</text:p>
          </table:table-cell>
          <table:table-cell table:style-name="ce4" table:formula="of:=[.G3]-[.$H$2]" office:value-type="float" office:value="12386.9192238529" calcext:value-type="float">
            <text:p>12386,9192238529</text:p>
          </table:table-cell>
          <table:table-cell table:style-name="ce5" table:formula="of:=TAN(RADIANS([.C3]))" office:value-type="float" office:value="0.426536146139156" calcext:value-type="float">
            <text:p>0,4265361461392</text:p>
          </table:table-cell>
          <table:table-cell table:style-name="ce4" table:formula="of:=[.H3]*[.I3]" office:value-type="float" office:value="5283.46878827922" calcext:value-type="float">
            <text:p>5283,46878827922</text:p>
          </table:table-cell>
          <table:table-cell table:style-name="ce4" table:formula="of:=180-[.C3]" office:value-type="float" office:value="156.9" calcext:value-type="float">
            <text:p>156,9</text:p>
          </table:table-cell>
          <table:table-cell table:style-name="ce4" table:formula="of:=SIN(RADIANS([.K3]))*[.F3]/[.$A$2]" office:value-type="float" office:value="0.160917999869057" calcext:value-type="float">
            <text:p>0,1609179998691</text:p>
          </table:table-cell>
          <table:table-cell table:style-name="ce4" table:formula="of:=DEGREES(ASIN([.L3]))" office:value-type="float" office:value="9.26018422039171" calcext:value-type="float">
            <text:p>9,2601842203917</text:p>
          </table:table-cell>
          <table:table-cell table:formula="of:=(PI()*[.$A$2]/2) - [.F3]" office:value-type="float" office:value="7394.46262186316" calcext:value-type="float">
            <text:p>7394,46262186316</text:p>
          </table:table-cell>
          <table:table-cell table:style-name="ce6" table:formula="of:=[.N3]*TAN(RADIANS([.C3]))" office:value-type="float" office:value="3154.00558949955" calcext:value-type="float">
            <text:p>3154,00558949955</text:p>
          </table:table-cell>
          <table:table-cell table:formula="of:=180*ATAN([.$P$28]/[.N3])/PI()" office:value-type="float" office:value="39.0564964832738" calcext:value-type="float">
            <text:p>39,0564964832738</text:p>
          </table:table-cell>
          <table:table-cell table:formula="of:=SIN(RADIANS(90-[.P3]))/SIN(RADIANS(90-[.C3]))" office:value-type="float" office:value="0.844212757432593" calcext:value-type="float">
            <text:p>0,8442127574326</text:p>
          </table:table-cell>
          <table:table-cell table:number-columns-repeated="1007"/>
        </table:table-row>
        <table:table-row table:style-name="ro1">
          <table:table-cell table:style-name="ce2"/>
          <table:table-cell office:value-type="float" office:value="55.5" calcext:value-type="float">
            <text:p>55,5</text:p>
          </table:table-cell>
          <table:table-cell office:value-type="float" office:value="35.5" calcext:value-type="float">
            <text:p>35,5</text:p>
          </table:table-cell>
          <table:table-cell table:formula="of:=[.B4]+[.C4]" office:value-type="float" office:value="91" calcext:value-type="float">
            <text:p>91</text:p>
          </table:table-cell>
          <table:table-cell/>
          <table:table-cell table:style-name="ce4" table:formula="of:=PI()*[.$A$2]*(90-[.B4])/180" office:value-type="float" office:value="3836.22496923728" calcext:value-type="float">
            <text:p>3836,22496923728</text:p>
          </table:table-cell>
          <table:table-cell table:style-name="ce4" table:formula="of:=[.$G$2]-[.F4]" office:value-type="float" office:value="36163.7750307627" calcext:value-type="float">
            <text:p>36163,7750307627</text:p>
          </table:table-cell>
          <table:table-cell table:style-name="ce4" table:formula="of:=[.G4]-[.$H$2]" office:value-type="float" office:value="11163.7750307627" calcext:value-type="float">
            <text:p>11163,7750307627</text:p>
          </table:table-cell>
          <table:table-cell table:style-name="ce5" table:formula="of:=TAN(RADIANS([.C4]))" office:value-type="float" office:value="0.713293067897005" calcext:value-type="float">
            <text:p>0,713293067897</text:p>
          </table:table-cell>
          <table:table-cell table:style-name="ce4" table:formula="of:=[.H4]*[.I4]" office:value-type="float" office:value="7963.04334100473" calcext:value-type="float">
            <text:p>7963,04334100473</text:p>
          </table:table-cell>
          <table:table-cell table:style-name="ce4" table:formula="of:=180-[.C4]" office:value-type="float" office:value="144.5" calcext:value-type="float">
            <text:p>144,5</text:p>
          </table:table-cell>
          <table:table-cell table:style-name="ce4" table:formula="of:=SIN(RADIANS([.K4]))*[.F4]/[.$A$2]" office:value-type="float" office:value="0.349663660086045" calcext:value-type="float">
            <text:p>0,349663660086</text:p>
          </table:table-cell>
          <table:table-cell table:style-name="ce4" table:formula="of:=DEGREES(ASIN([.L4]))" office:value-type="float" office:value="20.4667444483802" calcext:value-type="float">
            <text:p>20,4667444483802</text:p>
          </table:table-cell>
          <table:table-cell table:formula="of:=(PI()*[.$A$2]/2) - [.F4]" office:value-type="float" office:value="6171.31842877301" calcext:value-type="float">
            <text:p>6171,31842877301</text:p>
          </table:table-cell>
          <table:table-cell table:style-name="ce6" table:formula="of:=[.N4]*TAN(RADIANS([.C4]))" office:value-type="float" office:value="4401.95865502883" calcext:value-type="float">
            <text:p>4401,95865502883</text:p>
          </table:table-cell>
          <table:table-cell table:formula="of:=180*ATAN([.$P$28]/[.N4])/PI()" office:value-type="float" office:value="44.1935816310956" calcext:value-type="float">
            <text:p>44,1935816310956</text:p>
          </table:table-cell>
          <table:table-cell table:formula="of:=SIN(RADIANS(90-[.P4]))/SIN(RADIANS(90-[.C4]))" office:value-type="float" office:value="0.88069651613911" calcext:value-type="float">
            <text:p>0,8806965161391</text:p>
          </table:table-cell>
          <table:table-cell table:number-columns-repeated="1007"/>
        </table:table-row>
        <table:table-row table:style-name="ro1">
          <table:table-cell table:style-name="ce2"/>
          <table:table-cell office:value-type="float" office:value="53.9" calcext:value-type="float">
            <text:p>53,9</text:p>
          </table:table-cell>
          <table:table-cell office:value-type="float" office:value="36" calcext:value-type="float">
            <text:p>36</text:p>
          </table:table-cell>
          <table:table-cell table:formula="of:=[.B5]+[.C5]" office:value-type="float" office:value="89.9" calcext:value-type="float">
            <text:p>89,9</text:p>
          </table:table-cell>
          <table:table-cell/>
          <table:table-cell table:style-name="ce4" table:formula="of:=PI()*[.$A$2]*(90-[.B5])/180" office:value-type="float" office:value="4014.13685186857" calcext:value-type="float">
            <text:p>4014,13685186857</text:p>
          </table:table-cell>
          <table:table-cell table:style-name="ce4" table:formula="of:=[.$G$2]-[.F5]" office:value-type="float" office:value="35985.8631481314" calcext:value-type="float">
            <text:p>35985,8631481314</text:p>
          </table:table-cell>
          <table:table-cell table:style-name="ce4" table:formula="of:=[.G5]-[.$H$2]" office:value-type="float" office:value="10985.8631481314" calcext:value-type="float">
            <text:p>10985,8631481314</text:p>
          </table:table-cell>
          <table:table-cell table:style-name="ce5" table:formula="of:=TAN(RADIANS([.C5]))" office:value-type="float" office:value="0.726542528005361" calcext:value-type="float">
            <text:p>0,7265425280054</text:p>
          </table:table-cell>
          <table:table-cell table:style-name="ce4" table:formula="of:=[.H5]*[.I5]" office:value-type="float" office:value="7981.69678396434" calcext:value-type="float">
            <text:p>7981,69678396434</text:p>
          </table:table-cell>
          <table:table-cell table:style-name="ce4" table:formula="of:=180-[.C5]" office:value-type="float" office:value="144" calcext:value-type="float">
            <text:p>144</text:p>
          </table:table-cell>
          <table:table-cell table:style-name="ce4" table:formula="of:=SIN(RADIANS([.K5]))*[.F5]/[.$A$2]" office:value-type="float" office:value="0.370342244892808" calcext:value-type="float">
            <text:p>0,3703422448928</text:p>
          </table:table-cell>
          <table:table-cell table:style-name="ce4" table:formula="of:=DEGREES(ASIN([.L5]))" office:value-type="float" office:value="21.7367259557922" calcext:value-type="float">
            <text:p>21,7367259557922</text:p>
          </table:table-cell>
          <table:table-cell table:formula="of:=(PI()*[.$A$2]/2) - [.F5]" office:value-type="float" office:value="5993.40654614172" calcext:value-type="float">
            <text:p>5993,40654614172</text:p>
          </table:table-cell>
          <table:table-cell table:style-name="ce6" table:formula="of:=[.N5]*TAN(RADIANS([.C5]))" office:value-type="float" office:value="4354.46474339768" calcext:value-type="float">
            <text:p>4354,46474339768</text:p>
          </table:table-cell>
          <table:table-cell table:formula="of:=180*ATAN([.$P$28]/[.N5])/PI()" office:value-type="float" office:value="45.0314987271533" calcext:value-type="float">
            <text:p>45,0314987271533</text:p>
          </table:table-cell>
          <table:table-cell table:formula="of:=SIN(RADIANS(90-[.P5]))/SIN(RADIANS(90-[.C5]))" office:value-type="float" office:value="0.873551412042305" calcext:value-type="float">
            <text:p>0,8735514120423</text:p>
          </table:table-cell>
          <table:table-cell table:number-columns-repeated="1007"/>
        </table:table-row>
        <table:table-row table:style-name="ro1">
          <table:table-cell table:style-name="ce2"/>
          <table:table-cell office:value-type="float" office:value="53.7" calcext:value-type="float">
            <text:p>53,7</text:p>
          </table:table-cell>
          <table:table-cell office:value-type="float" office:value="36.7" calcext:value-type="float">
            <text:p>36,7</text:p>
          </table:table-cell>
          <table:table-cell table:formula="of:=[.B6]+[.C6]" office:value-type="float" office:value="90.4" calcext:value-type="float">
            <text:p>90,4</text:p>
          </table:table-cell>
          <table:table-cell/>
          <table:table-cell table:style-name="ce4" table:formula="of:=PI()*[.$A$2]*(90-[.B6])/180" office:value-type="float" office:value="4036.37583719748" calcext:value-type="float">
            <text:p>4036,37583719748</text:p>
          </table:table-cell>
          <table:table-cell table:style-name="ce4" table:formula="of:=[.$G$2]-[.F6]" office:value-type="float" office:value="35963.6241628025" calcext:value-type="float">
            <text:p>35963,6241628025</text:p>
          </table:table-cell>
          <table:table-cell table:style-name="ce4" table:formula="of:=[.G6]-[.$H$2]" office:value-type="float" office:value="10963.6241628025" calcext:value-type="float">
            <text:p>10963,6241628025</text:p>
          </table:table-cell>
          <table:table-cell table:style-name="ce5" table:formula="of:=TAN(RADIANS([.C6]))" office:value-type="float" office:value="0.745377028182503" calcext:value-type="float">
            <text:p>0,7453770281825</text:p>
          </table:table-cell>
          <table:table-cell table:style-name="ce4" table:formula="of:=[.H6]*[.I6]" office:value-type="float" office:value="8172.03359657962" calcext:value-type="float">
            <text:p>8172,03359657962</text:p>
          </table:table-cell>
          <table:table-cell table:style-name="ce4" table:formula="of:=180-[.C6]" office:value-type="float" office:value="143.3" calcext:value-type="float">
            <text:p>143,3</text:p>
          </table:table-cell>
          <table:table-cell table:style-name="ce4" table:formula="of:=SIN(RADIANS([.K6]))*[.F6]/[.$A$2]" office:value-type="float" office:value="0.378628112219995" calcext:value-type="float">
            <text:p>0,37862811222</text:p>
          </table:table-cell>
          <table:table-cell table:style-name="ce4" table:formula="of:=DEGREES(ASIN([.L6]))" office:value-type="float" office:value="22.2487306312173" calcext:value-type="float">
            <text:p>22,2487306312173</text:p>
          </table:table-cell>
          <table:table-cell table:formula="of:=(PI()*[.$A$2]/2) - [.F6]" office:value-type="float" office:value="5971.16756081281" calcext:value-type="float">
            <text:p>5971,16756081281</text:p>
          </table:table-cell>
          <table:table-cell table:style-name="ce6" table:formula="of:=[.N6]*TAN(RADIANS([.C6]))" office:value-type="float" office:value="4450.77113125841" calcext:value-type="float">
            <text:p>4450,77113125841</text:p>
          </table:table-cell>
          <table:table-cell table:formula="of:=180*ATAN([.$P$28]/[.N6])/PI()" office:value-type="float" office:value="45.1379960539218" calcext:value-type="float">
            <text:p>45,1379960539218</text:p>
          </table:table-cell>
          <table:table-cell table:formula="of:=SIN(RADIANS(90-[.P6]))/SIN(RADIANS(90-[.C6]))" office:value-type="float" office:value="0.879799331120432" calcext:value-type="float">
            <text:p>0,8797993311204</text:p>
          </table:table-cell>
          <table:table-cell table:number-columns-repeated="1007"/>
        </table:table-row>
        <table:table-row table:style-name="ro1">
          <table:table-cell table:style-name="ce2"/>
          <table:table-cell office:value-type="float" office:value="52.6" calcext:value-type="float">
            <text:p>52,6</text:p>
          </table:table-cell>
          <table:table-cell office:value-type="float" office:value="38.1" calcext:value-type="float">
            <text:p>38,1</text:p>
          </table:table-cell>
          <table:table-cell table:formula="of:=[.B7]+[.C7]" office:value-type="float" office:value="90.7" calcext:value-type="float">
            <text:p>90,7</text:p>
          </table:table-cell>
          <table:table-cell/>
          <table:table-cell table:style-name="ce4" table:formula="of:=PI()*[.$A$2]*(90-[.B7])/180" office:value-type="float" office:value="4158.6902565065" calcext:value-type="float">
            <text:p>4158,6902565065</text:p>
          </table:table-cell>
          <table:table-cell table:style-name="ce4" table:formula="of:=[.$G$2]-[.F7]" office:value-type="float" office:value="35841.3097434935" calcext:value-type="float">
            <text:p>35841,3097434935</text:p>
          </table:table-cell>
          <table:table-cell table:style-name="ce4" table:formula="of:=[.G7]-[.$H$2]" office:value-type="float" office:value="10841.3097434935" calcext:value-type="float">
            <text:p>10841,3097434935</text:p>
          </table:table-cell>
          <table:table-cell table:style-name="ce5" table:formula="of:=TAN(RADIANS([.C7]))" office:value-type="float" office:value="0.78410015810818" calcext:value-type="float">
            <text:p>0,7841001581082</text:p>
          </table:table-cell>
          <table:table-cell table:style-name="ce4" table:formula="of:=[.H7]*[.I7]" office:value-type="float" office:value="8500.67268397301" calcext:value-type="float">
            <text:p>8500,67268397301</text:p>
          </table:table-cell>
          <table:table-cell table:style-name="ce4" table:formula="of:=180-[.C7]" office:value-type="float" office:value="141.9" calcext:value-type="float">
            <text:p>141,9</text:p>
          </table:table-cell>
          <table:table-cell table:style-name="ce4" table:formula="of:=SIN(RADIANS([.K7]))*[.F7]/[.$A$2]" office:value-type="float" office:value="0.402772105142488" calcext:value-type="float">
            <text:p>0,4027721051425</text:p>
          </table:table-cell>
          <table:table-cell table:style-name="ce4" table:formula="of:=DEGREES(ASIN([.L7]))" office:value-type="float" office:value="23.7515909309816" calcext:value-type="float">
            <text:p>23,7515909309816</text:p>
          </table:table-cell>
          <table:table-cell table:formula="of:=(PI()*[.$A$2]/2) - [.F7]" office:value-type="float" office:value="5848.85314150379" calcext:value-type="float">
            <text:p>5848,85314150379</text:p>
          </table:table-cell>
          <table:table-cell table:style-name="ce6" table:formula="of:=[.N7]*TAN(RADIANS([.C7]))" office:value-type="float" office:value="4586.08667300465" calcext:value-type="float">
            <text:p>4586,08667300465</text:p>
          </table:table-cell>
          <table:table-cell table:formula="of:=180*ATAN([.$P$28]/[.N7])/PI()" office:value-type="float" office:value="45.7308392882661" calcext:value-type="float">
            <text:p>45,7308392882661</text:p>
          </table:table-cell>
          <table:table-cell table:formula="of:=SIN(RADIANS(90-[.P7]))/SIN(RADIANS(90-[.C7]))" office:value-type="float" office:value="0.887023636321032" calcext:value-type="float">
            <text:p>0,887023636321</text:p>
          </table:table-cell>
          <table:table-cell table:number-columns-repeated="1007"/>
        </table:table-row>
        <table:table-row table:style-name="ro1">
          <table:table-cell table:style-name="ce2"/>
          <table:table-cell office:value-type="float" office:value="51.5" calcext:value-type="float">
            <text:p>51,5</text:p>
          </table:table-cell>
          <table:table-cell office:value-type="float" office:value="38.8" calcext:value-type="float">
            <text:p>38,8</text:p>
          </table:table-cell>
          <table:table-cell table:formula="of:=[.B8]+[.C8]" office:value-type="float" office:value="90.3" calcext:value-type="float">
            <text:p>90,3</text:p>
          </table:table-cell>
          <table:table-cell/>
          <table:table-cell table:style-name="ce4" table:formula="of:=PI()*[.$A$2]*(90-[.B8])/180" office:value-type="float" office:value="4281.00467581551" calcext:value-type="float">
            <text:p>4281,00467581551</text:p>
          </table:table-cell>
          <table:table-cell table:style-name="ce4" table:formula="of:=[.$G$2]-[.F8]" office:value-type="float" office:value="35718.9953241845" calcext:value-type="float">
            <text:p>35718,9953241845</text:p>
          </table:table-cell>
          <table:table-cell table:style-name="ce4" table:formula="of:=[.G8]-[.$H$2]" office:value-type="float" office:value="10718.9953241845" calcext:value-type="float">
            <text:p>10718,9953241845</text:p>
          </table:table-cell>
          <table:table-cell table:style-name="ce5" table:formula="of:=TAN(RADIANS([.C8]))" office:value-type="float" office:value="0.804020642597023" calcext:value-type="float">
            <text:p>0,804020642597</text:p>
          </table:table-cell>
          <table:table-cell table:style-name="ce4" table:formula="of:=[.H8]*[.I8]" office:value-type="float" office:value="8618.29350854531" calcext:value-type="float">
            <text:p>8618,29350854531</text:p>
          </table:table-cell>
          <table:table-cell table:style-name="ce4" table:formula="of:=180-[.C8]" office:value-type="float" office:value="141.2" calcext:value-type="float">
            <text:p>141,2</text:p>
          </table:table-cell>
          <table:table-cell table:style-name="ce4" table:formula="of:=SIN(RADIANS([.K8]))*[.F8]/[.$A$2]" office:value-type="float" office:value="0.421047535133429" calcext:value-type="float">
            <text:p>0,4210475351334</text:p>
          </table:table-cell>
          <table:table-cell table:style-name="ce4" table:formula="of:=DEGREES(ASIN([.L8]))" office:value-type="float" office:value="24.9007404378625" calcext:value-type="float">
            <text:p>24,9007404378625</text:p>
          </table:table-cell>
          <table:table-cell table:formula="of:=(PI()*[.$A$2]/2) - [.F8]" office:value-type="float" office:value="5726.53872219478" calcext:value-type="float">
            <text:p>5726,53872219478</text:p>
          </table:table-cell>
          <table:table-cell table:style-name="ce6" table:formula="of:=[.N8]*TAN(RADIANS([.C8]))" office:value-type="float" office:value="4604.25534327578" calcext:value-type="float">
            <text:p>4604,25534327578</text:p>
          </table:table-cell>
          <table:table-cell table:formula="of:=180*ATAN([.$P$28]/[.N8])/PI()" office:value-type="float" office:value="46.3358876113491" calcext:value-type="float">
            <text:p>46,3358876113491</text:p>
          </table:table-cell>
          <table:table-cell table:formula="of:=SIN(RADIANS(90-[.P8]))/SIN(RADIANS(90-[.C8]))" office:value-type="float" office:value="0.885917883039875" calcext:value-type="float">
            <text:p>0,8859178830399</text:p>
          </table:table-cell>
          <table:table-cell table:number-columns-repeated="1007"/>
        </table:table-row>
        <table:table-row table:style-name="ro1">
          <table:table-cell table:style-name="ce2"/>
          <table:table-cell office:value-type="float" office:value="50" calcext:value-type="float">
            <text:p>50</text:p>
          </table:table-cell>
          <table:table-cell office:value-type="float" office:value="39.4" calcext:value-type="float">
            <text:p>39,4</text:p>
          </table:table-cell>
          <table:table-cell table:formula="of:=[.B9]+[.C9]" office:value-type="float" office:value="89.4" calcext:value-type="float">
            <text:p>89,4</text:p>
          </table:table-cell>
          <table:table-cell/>
          <table:table-cell table:style-name="ce4" table:formula="of:=PI()*[.$A$2]*(90-[.B9])/180" office:value-type="float" office:value="4447.79706578235" calcext:value-type="float">
            <text:p>4447,79706578235</text:p>
          </table:table-cell>
          <table:table-cell table:style-name="ce4" table:formula="of:=[.$G$2]-[.F9]" office:value-type="float" office:value="35552.2029342177" calcext:value-type="float">
            <text:p>35552,2029342177</text:p>
          </table:table-cell>
          <table:table-cell table:style-name="ce4" table:formula="of:=[.G9]-[.$H$2]" office:value-type="float" office:value="10552.2029342177" calcext:value-type="float">
            <text:p>10552,2029342177</text:p>
          </table:table-cell>
          <table:table-cell table:style-name="ce5" table:formula="of:=TAN(RADIANS([.C9]))" office:value-type="float" office:value="0.821409260541781" calcext:value-type="float">
            <text:p>0,8214092605418</text:p>
          </table:table-cell>
          <table:table-cell table:style-name="ce4" table:formula="of:=[.H9]*[.I9]" office:value-type="float" office:value="8667.67720928254" calcext:value-type="float">
            <text:p>8667,67720928254</text:p>
          </table:table-cell>
          <table:table-cell table:style-name="ce4" table:formula="of:=180-[.C9]" office:value-type="float" office:value="140.6" calcext:value-type="float">
            <text:p>140,6</text:p>
          </table:table-cell>
          <table:table-cell table:style-name="ce4" table:formula="of:=SIN(RADIANS([.K9]))*[.F9]/[.$A$2]" office:value-type="float" office:value="0.443125492730116" calcext:value-type="float">
            <text:p>0,4431254927301</text:p>
          </table:table-cell>
          <table:table-cell table:style-name="ce4" table:formula="of:=DEGREES(ASIN([.L9]))" office:value-type="float" office:value="26.3034705674261" calcext:value-type="float">
            <text:p>26,3034705674261</text:p>
          </table:table-cell>
          <table:table-cell table:formula="of:=(PI()*[.$A$2]/2) - [.F9]" office:value-type="float" office:value="5559.74633222794" calcext:value-type="float">
            <text:p>5559,74633222794</text:p>
          </table:table-cell>
          <table:table-cell table:style-name="ce6" table:formula="of:=[.N9]*TAN(RADIANS([.C9]))" office:value-type="float" office:value="4566.82712355523" calcext:value-type="float">
            <text:p>4566,82712355523</text:p>
          </table:table-cell>
          <table:table-cell table:formula="of:=180*ATAN([.$P$28]/[.N9])/PI()" office:value-type="float" office:value="47.1810592603526" calcext:value-type="float">
            <text:p>47,1810592603526</text:p>
          </table:table-cell>
          <table:table-cell table:formula="of:=SIN(RADIANS(90-[.P9]))/SIN(RADIANS(90-[.C9]))" office:value-type="float" office:value="0.879583656763489" calcext:value-type="float">
            <text:p>0,8795836567635</text:p>
          </table:table-cell>
          <table:table-cell table:number-columns-repeated="1007"/>
        </table:table-row>
        <table:table-row table:style-name="ro1">
          <table:table-cell table:style-name="ce2"/>
          <table:table-cell office:value-type="float" office:value="47.2" calcext:value-type="float">
            <text:p>47,2</text:p>
          </table:table-cell>
          <table:table-cell office:value-type="float" office:value="43.3" calcext:value-type="float">
            <text:p>43,3</text:p>
          </table:table-cell>
          <table:table-cell table:formula="of:=[.B10]+[.C10]" office:value-type="float" office:value="90.5" calcext:value-type="float">
            <text:p>90,5</text:p>
          </table:table-cell>
          <table:table-cell/>
          <table:table-cell table:style-name="ce4" table:formula="of:=PI()*[.$A$2]*(90-[.B10])/180" office:value-type="float" office:value="4759.14286038711" calcext:value-type="float">
            <text:p>4759,14286038711</text:p>
          </table:table-cell>
          <table:table-cell table:style-name="ce4" table:formula="of:=[.$G$2]-[.F10]" office:value-type="float" office:value="35240.8571396129" calcext:value-type="float">
            <text:p>35240,8571396129</text:p>
          </table:table-cell>
          <table:table-cell table:style-name="ce4" table:formula="of:=[.G10]-[.$H$2]" office:value-type="float" office:value="10240.8571396129" calcext:value-type="float">
            <text:p>10240,8571396129</text:p>
          </table:table-cell>
          <table:table-cell table:style-name="ce5" table:formula="of:=TAN(RADIANS([.C10]))" office:value-type="float" office:value="0.942352328678954" calcext:value-type="float">
            <text:p>0,942352328679</text:p>
          </table:table-cell>
          <table:table-cell table:style-name="ce4" table:formula="of:=[.H10]*[.I10]" office:value-type="float" office:value="9650.49557318269" calcext:value-type="float">
            <text:p>9650,49557318269</text:p>
          </table:table-cell>
          <table:table-cell table:style-name="ce4" table:formula="of:=180-[.C10]" office:value-type="float" office:value="136.7" calcext:value-type="float">
            <text:p>136,7</text:p>
          </table:table-cell>
          <table:table-cell table:style-name="ce4" table:formula="of:=SIN(RADIANS([.K10]))*[.F10]/[.$A$2]" office:value-type="float" office:value="0.512306940489212" calcext:value-type="float">
            <text:p>0,5123069404892</text:p>
          </table:table-cell>
          <table:table-cell table:style-name="ce4" table:formula="of:=DEGREES(ASIN([.L10]))" office:value-type="float" office:value="30.8176164282348" calcext:value-type="float">
            <text:p>30,8176164282348</text:p>
          </table:table-cell>
          <table:table-cell table:formula="of:=(PI()*[.$A$2]/2) - [.F10]" office:value-type="float" office:value="5248.40053762318" calcext:value-type="float">
            <text:p>5248,40053762318</text:p>
          </table:table-cell>
          <table:table-cell table:style-name="ce6" table:formula="of:=[.N10]*TAN(RADIANS([.C10]))" office:value-type="float" office:value="4945.84246846907" calcext:value-type="float">
            <text:p>4945,84246846907</text:p>
          </table:table-cell>
          <table:table-cell table:formula="of:=180*ATAN([.$P$28]/[.N10])/PI()" office:value-type="float" office:value="48.8227265913523" calcext:value-type="float">
            <text:p>48,8227265913523</text:p>
          </table:table-cell>
          <table:table-cell table:formula="of:=SIN(RADIANS(90-[.P10]))/SIN(RADIANS(90-[.C10]))" office:value-type="float" office:value="0.904665574678407" calcext:value-type="float">
            <text:p>0,9046655746784</text:p>
          </table:table-cell>
          <table:table-cell table:number-columns-repeated="1007"/>
        </table:table-row>
        <table:table-row table:style-name="ro1">
          <table:table-cell table:style-name="ce3"/>
          <table:table-cell office:value-type="float" office:value="46.5" calcext:value-type="float">
            <text:p>46,5</text:p>
          </table:table-cell>
          <table:table-cell office:value-type="float" office:value="42.8" calcext:value-type="float">
            <text:p>42,8</text:p>
          </table:table-cell>
          <table:table-cell table:formula="of:=[.B11]+[.C11]" office:value-type="float" office:value="89.3" calcext:value-type="float">
            <text:p>89,3</text:p>
          </table:table-cell>
          <table:table-cell/>
          <table:table-cell table:style-name="ce4" table:formula="of:=PI()*[.$A$2]*(90-[.B11])/180" office:value-type="float" office:value="4836.9793090383" calcext:value-type="float">
            <text:p>4836,9793090383</text:p>
          </table:table-cell>
          <table:table-cell table:style-name="ce4" table:formula="of:=[.$G$2]-[.F11]" office:value-type="float" office:value="35163.0206909617" calcext:value-type="float">
            <text:p>35163,0206909617</text:p>
          </table:table-cell>
          <table:table-cell table:style-name="ce4" table:formula="of:=[.G11]-[.$H$2]" office:value-type="float" office:value="10163.0206909617" calcext:value-type="float">
            <text:p>10163,0206909617</text:p>
          </table:table-cell>
          <table:table-cell table:style-name="ce5" table:formula="of:=TAN(RADIANS([.C11]))" office:value-type="float" office:value="0.926010153235153" calcext:value-type="float">
            <text:p>0,9260101532352</text:p>
          </table:table-cell>
          <table:table-cell table:style-name="ce4" table:formula="of:=[.H11]*[.I11]" office:value-type="float" office:value="9411.06034736947" calcext:value-type="float">
            <text:p>9411,06034736947</text:p>
          </table:table-cell>
          <table:table-cell table:style-name="ce4" table:formula="of:=180-[.C11]" office:value-type="float" office:value="137.2" calcext:value-type="float">
            <text:p>137,2</text:p>
          </table:table-cell>
          <table:table-cell table:style-name="ce4" table:formula="of:=SIN(RADIANS([.K11]))*[.F11]/[.$A$2]" office:value-type="float" office:value="0.51584422075325" calcext:value-type="float">
            <text:p>0,5158442207533</text:p>
          </table:table-cell>
          <table:table-cell table:style-name="ce4" table:formula="of:=DEGREES(ASIN([.L11]))" office:value-type="float" office:value="31.0539005853035" calcext:value-type="float">
            <text:p>31,0539005853035</text:p>
          </table:table-cell>
          <table:table-cell table:formula="of:=(PI()*[.$A$2]/2) - [.F11]" office:value-type="float" office:value="5170.56408897199" calcext:value-type="float">
            <text:p>5170,56408897199</text:p>
          </table:table-cell>
          <table:table-cell table:style-name="ce6" table:formula="of:=[.N11]*TAN(RADIANS([.C11]))" office:value-type="float" office:value="4787.99484434112" calcext:value-type="float">
            <text:p>4787,99484434112</text:p>
          </table:table-cell>
          <table:table-cell table:formula="of:=180*ATAN([.$P$28]/[.N11])/PI()" office:value-type="float" office:value="49.2465292887915" calcext:value-type="float">
            <text:p>49,2465292887915</text:p>
          </table:table-cell>
          <table:table-cell table:formula="of:=SIN(RADIANS(90-[.P11]))/SIN(RADIANS(90-[.C11]))" office:value-type="float" office:value="0.889708423497722" calcext:value-type="float">
            <text:p>0,8897084234977</text:p>
          </table:table-cell>
          <table:table-cell table:number-columns-repeated="1007"/>
        </table:table-row>
        <table:table-row table:style-name="ro1">
          <table:table-cell table:style-name="ce3"/>
          <table:table-cell office:value-type="float" office:value="43.7" calcext:value-type="float">
            <text:p>43,7</text:p>
          </table:table-cell>
          <table:table-cell office:value-type="float" office:value="44.4" calcext:value-type="float">
            <office:annotation draw:style-name="gr2" draw:text-style-name="P3" svg:width="28.99mm" svg:height="9.91mm" svg:x="73.73mm" svg:y="34.67mm" draw:caption-point-x="-6.1mm" draw:caption-point-y="15.1mm">
              <dc:date>2018-11-06T00:00:00</dc:date>
              <text:p text:style-name="P2"><text:span text:style-name="T1">45,6 corrigé à 44.4</text:span></text:p>
            </office:annotation>
            <text:p>44,4</text:p>
          </table:table-cell>
          <table:table-cell table:formula="of:=[.B12]+[.C12]" office:value-type="float" office:value="88.1" calcext:value-type="float">
            <text:p>88,1</text:p>
          </table:table-cell>
          <table:table-cell/>
          <table:table-cell table:style-name="ce4" table:formula="of:=PI()*[.$A$2]*(90-[.B12])/180" office:value-type="float" office:value="5148.32510364307" calcext:value-type="float">
            <text:p>5148,32510364307</text:p>
          </table:table-cell>
          <table:table-cell table:style-name="ce4" table:formula="of:=[.$G$2]-[.F12]" office:value-type="float" office:value="34851.6748963569" calcext:value-type="float">
            <text:p>34851,6748963569</text:p>
          </table:table-cell>
          <table:table-cell table:style-name="ce4" table:formula="of:=[.G12]-[.$H$2]" office:value-type="float" office:value="9851.67489635693" calcext:value-type="float">
            <text:p>9851,67489635693</text:p>
          </table:table-cell>
          <table:table-cell table:style-name="ce5" table:formula="of:=TAN(RADIANS([.C12]))" office:value-type="float" office:value="0.979272350725784" calcext:value-type="float">
            <text:p>0,9792723507258</text:p>
          </table:table-cell>
          <table:table-cell table:style-name="ce4" table:formula="of:=[.H12]*[.I12]" office:value-type="float" office:value="9647.47283434165" calcext:value-type="float">
            <text:p>9647,47283434165</text:p>
          </table:table-cell>
          <table:table-cell table:style-name="ce4" table:formula="of:=180-[.C12]" office:value-type="float" office:value="135.6" calcext:value-type="float">
            <text:p>135,6</text:p>
          </table:table-cell>
          <table:table-cell table:style-name="ce4" table:formula="of:=SIN(RADIANS([.K12]))*[.F12]/[.$A$2]" office:value-type="float" office:value="0.56538916026742" calcext:value-type="float">
            <text:p>0,5653891602674</text:p>
          </table:table-cell>
          <table:table-cell table:style-name="ce4" table:formula="of:=DEGREES(ASIN([.L12]))" office:value-type="float" office:value="34.4293196569188" calcext:value-type="float">
            <text:p>34,4293196569188</text:p>
          </table:table-cell>
          <table:table-cell table:formula="of:=(PI()*[.$A$2]/2) - [.F12]" office:value-type="float" office:value="4859.21829436722" calcext:value-type="float">
            <text:p>4859,21829436722</text:p>
          </table:table-cell>
          <table:table-cell table:style-name="ce6" table:formula="of:=[.N12]*TAN(RADIANS([.C12]))" office:value-type="float" office:value="4758.49812181472" calcext:value-type="float">
            <text:p>4758,49812181472</text:p>
          </table:table-cell>
          <table:table-cell table:formula="of:=180*ATAN([.$P$28]/[.N12])/PI()" office:value-type="float" office:value="50.9970351555139" calcext:value-type="float">
            <text:p>50,9970351555139</text:p>
          </table:table-cell>
          <table:table-cell table:formula="of:=SIN(RADIANS(90-[.P12]))/SIN(RADIANS(90-[.C12]))" office:value-type="float" office:value="0.880874276336636" calcext:value-type="float">
            <text:p>0,8808742763366</text:p>
          </table:table-cell>
          <table:table-cell table:number-columns-repeated="1007"/>
        </table:table-row>
        <table:table-row table:style-name="ro1">
          <table:table-cell table:style-name="ce3"/>
          <table:table-cell office:value-type="float" office:value="43.1" calcext:value-type="float">
            <text:p>43,1</text:p>
          </table:table-cell>
          <table:table-cell office:value-type="float" office:value="46.1" calcext:value-type="float">
            <text:p>46,1</text:p>
          </table:table-cell>
          <table:table-cell table:formula="of:=[.B13]+[.C13]" office:value-type="float" office:value="89.2" calcext:value-type="float">
            <text:p>89,2</text:p>
          </table:table-cell>
          <table:table-cell/>
          <table:table-cell table:style-name="ce4" table:formula="of:=PI()*[.$A$2]*(90-[.B13])/180" office:value-type="float" office:value="5215.0420596298" calcext:value-type="float">
            <text:p>5215,0420596298</text:p>
          </table:table-cell>
          <table:table-cell table:style-name="ce4" table:formula="of:=[.$G$2]-[.F13]" office:value-type="float" office:value="34784.9579403702" calcext:value-type="float">
            <text:p>34784,9579403702</text:p>
          </table:table-cell>
          <table:table-cell table:style-name="ce4" table:formula="of:=[.G13]-[.$H$2]" office:value-type="float" office:value="9784.95794037019" calcext:value-type="float">
            <text:p>9784,95794037019</text:p>
          </table:table-cell>
          <table:table-cell table:style-name="ce5" table:formula="of:=TAN(RADIANS([.C13]))" office:value-type="float" office:value="1.03915375226516" calcext:value-type="float">
            <text:p>1,0391537522652</text:p>
          </table:table-cell>
          <table:table-cell table:style-name="ce4" table:formula="of:=[.H13]*[.I13]" office:value-type="float" office:value="10168.0757594924" calcext:value-type="float">
            <text:p>10168,0757594924</text:p>
          </table:table-cell>
          <table:table-cell table:style-name="ce4" table:formula="of:=180-[.C13]" office:value-type="float" office:value="133.9" calcext:value-type="float">
            <text:p>133,9</text:p>
          </table:table-cell>
          <table:table-cell table:style-name="ce4" table:formula="of:=SIN(RADIANS([.K13]))*[.F13]/[.$A$2]" office:value-type="float" office:value="0.589813899470403" calcext:value-type="float">
            <text:p>0,5898138994704</text:p>
          </table:table-cell>
          <table:table-cell table:style-name="ce4" table:formula="of:=DEGREES(ASIN([.L13]))" office:value-type="float" office:value="36.1438030556652" calcext:value-type="float">
            <text:p>36,1438030556652</text:p>
          </table:table-cell>
          <table:table-cell table:formula="of:=(PI()*[.$A$2]/2) - [.F13]" office:value-type="float" office:value="4792.50133838049" calcext:value-type="float">
            <text:p>4792,50133838049</text:p>
          </table:table-cell>
          <table:table-cell table:style-name="ce6" table:formula="of:=[.N13]*TAN(RADIANS([.C13]))" office:value-type="float" office:value="4980.14574851386" calcext:value-type="float">
            <text:p>4980,14574851386</text:p>
          </table:table-cell>
          <table:table-cell table:formula="of:=180*ATAN([.$P$28]/[.N13])/PI()" office:value-type="float" office:value="51.3838811431792" calcext:value-type="float">
            <text:p>51,3838811431792</text:p>
          </table:table-cell>
          <table:table-cell table:formula="of:=SIN(RADIANS(90-[.P13]))/SIN(RADIANS(90-[.C13]))" office:value-type="float" office:value="0.900054498667968" calcext:value-type="float">
            <text:p>0,900054498668</text:p>
          </table:table-cell>
          <table:table-cell table:number-columns-repeated="1007"/>
        </table:table-row>
        <table:table-row table:style-name="ro1">
          <table:table-cell table:style-name="ce3"/>
          <table:table-cell office:value-type="float" office:value="41.4" calcext:value-type="float">
            <text:p>41,4</text:p>
          </table:table-cell>
          <table:table-cell office:value-type="float" office:value="49" calcext:value-type="float">
            <text:p>49</text:p>
          </table:table-cell>
          <table:table-cell table:formula="of:=[.B14]+[.C14]" office:value-type="float" office:value="90.4" calcext:value-type="float">
            <text:p>90,4</text:p>
          </table:table-cell>
          <table:table-cell/>
          <table:table-cell table:style-name="ce4" table:formula="of:=PI()*[.$A$2]*(90-[.B14])/180" office:value-type="float" office:value="5404.07343492555" calcext:value-type="float">
            <text:p>5404,07343492555</text:p>
          </table:table-cell>
          <table:table-cell table:style-name="ce4" table:formula="of:=[.$G$2]-[.F14]" office:value-type="float" office:value="34595.9265650744" calcext:value-type="float">
            <text:p>34595,9265650744</text:p>
          </table:table-cell>
          <table:table-cell table:style-name="ce4" table:formula="of:=[.G14]-[.$H$2]" office:value-type="float" office:value="9595.92656507445" calcext:value-type="float">
            <text:p>9595,92656507445</text:p>
          </table:table-cell>
          <table:table-cell table:style-name="ce5" table:formula="of:=TAN(RADIANS([.C14]))" office:value-type="float" office:value="1.15036840722101" calcext:value-type="float">
            <text:p>1,150368407221</text:p>
          </table:table-cell>
          <table:table-cell table:style-name="ce4" table:formula="of:=[.H14]*[.I14]" office:value-type="float" office:value="11038.8507584745" calcext:value-type="float">
            <text:p>11038,8507584745</text:p>
          </table:table-cell>
          <table:table-cell table:style-name="ce4" table:formula="of:=180-[.C14]" office:value-type="float" office:value="131" calcext:value-type="float">
            <text:p>131</text:p>
          </table:table-cell>
          <table:table-cell table:style-name="ce4" table:formula="of:=SIN(RADIANS([.K14]))*[.F14]/[.$A$2]" office:value-type="float" office:value="0.640167319661858" calcext:value-type="float">
            <text:p>0,6401673196619</text:p>
          </table:table-cell>
          <table:table-cell table:style-name="ce4" table:formula="of:=DEGREES(ASIN([.L14]))" office:value-type="float" office:value="39.8042972366394" calcext:value-type="float">
            <text:p>39,8042972366394</text:p>
          </table:table-cell>
          <table:table-cell table:formula="of:=(PI()*[.$A$2]/2) - [.F14]" office:value-type="float" office:value="4603.46996308474" calcext:value-type="float">
            <text:p>4603,46996308474</text:p>
          </table:table-cell>
          <table:table-cell table:style-name="ce6" table:formula="of:=[.N14]*TAN(RADIANS([.C14]))" office:value-type="float" office:value="5295.68640912354" calcext:value-type="float">
            <text:p>5295,68640912354</text:p>
          </table:table-cell>
          <table:table-cell table:formula="of:=180*ATAN([.$P$28]/[.N14])/PI()" office:value-type="float" office:value="52.5029570312202" calcext:value-type="float">
            <text:p>52,5029570312202</text:p>
          </table:table-cell>
          <table:table-cell table:formula="of:=SIN(RADIANS(90-[.P14]))/SIN(RADIANS(90-[.C14]))" office:value-type="float" office:value="0.927844075591177" calcext:value-type="float">
            <text:p>0,9278440755912</text:p>
          </table:table-cell>
          <table:table-cell table:number-columns-repeated="1007"/>
        </table:table-row>
        <table:table-row table:style-name="ro1">
          <table:table-cell table:style-name="ce3"/>
          <table:table-cell office:value-type="float" office:value="41.3" calcext:value-type="float">
            <text:p>41,3</text:p>
          </table:table-cell>
          <table:table-cell office:value-type="float" office:value="48.8" calcext:value-type="float">
            <text:p>48,8</text:p>
          </table:table-cell>
          <table:table-cell table:formula="of:=[.B15]+[.C15]" office:value-type="float" office:value="90.1" calcext:value-type="float">
            <text:p>90,1</text:p>
          </table:table-cell>
          <table:table-cell/>
          <table:table-cell table:style-name="ce4" table:formula="of:=PI()*[.$A$2]*(90-[.B15])/180" office:value-type="float" office:value="5415.19292759001" calcext:value-type="float">
            <text:p>5415,19292759001</text:p>
          </table:table-cell>
          <table:table-cell table:style-name="ce4" table:formula="of:=[.$G$2]-[.F15]" office:value-type="float" office:value="34584.80707241" calcext:value-type="float">
            <text:p>34584,80707241</text:p>
          </table:table-cell>
          <table:table-cell table:style-name="ce4" table:formula="of:=[.G15]-[.$H$2]" office:value-type="float" office:value="9584.80707240999" calcext:value-type="float">
            <text:p>9584,80707240999</text:p>
          </table:table-cell>
          <table:table-cell table:style-name="ce5" table:formula="of:=TAN(RADIANS([.C15]))" office:value-type="float" office:value="1.14229079779135" calcext:value-type="float">
            <text:p>1,1422907977914</text:p>
          </table:table-cell>
          <table:table-cell table:style-name="ce4" table:formula="of:=[.H15]*[.I15]" office:value-type="float" office:value="10948.6369174194" calcext:value-type="float">
            <text:p>10948,6369174194</text:p>
          </table:table-cell>
          <table:table-cell table:style-name="ce4" table:formula="of:=180-[.C15]" office:value-type="float" office:value="131.2" calcext:value-type="float">
            <text:p>131,2</text:p>
          </table:table-cell>
          <table:table-cell table:style-name="ce4" table:formula="of:=SIN(RADIANS([.K15]))*[.F15]/[.$A$2]" office:value-type="float" office:value="0.639534122314458" calcext:value-type="float">
            <text:p>0,6395341223145</text:p>
          </table:table-cell>
          <table:table-cell table:style-name="ce4" table:formula="of:=DEGREES(ASIN([.L15]))" office:value-type="float" office:value="39.7570889406422" calcext:value-type="float">
            <text:p>39,7570889406422</text:p>
          </table:table-cell>
          <table:table-cell table:formula="of:=(PI()*[.$A$2]/2) - [.F15]" office:value-type="float" office:value="4592.35047042028" calcext:value-type="float">
            <text:p>4592,35047042028</text:p>
          </table:table-cell>
          <table:table-cell table:style-name="ce6" table:formula="of:=[.N15]*TAN(RADIANS([.C15]))" office:value-type="float" office:value="5245.79968259388" calcext:value-type="float">
            <text:p>5245,79968259388</text:p>
          </table:table-cell>
          <table:table-cell table:formula="of:=180*ATAN([.$P$28]/[.N15])/PI()" office:value-type="float" office:value="52.5698549706676" calcext:value-type="float">
            <text:p>52,5698549706676</text:p>
          </table:table-cell>
          <table:table-cell table:formula="of:=SIN(RADIANS(90-[.P15]))/SIN(RADIANS(90-[.C15]))" office:value-type="float" office:value="0.922731814937469" calcext:value-type="float">
            <text:p>0,9227318149375</text:p>
          </table:table-cell>
          <table:table-cell table:number-columns-repeated="1007"/>
        </table:table-row>
        <table:table-row table:style-name="ro1">
          <table:table-cell table:style-name="ce3"/>
          <table:table-cell office:value-type="float" office:value="40.6" calcext:value-type="float">
            <text:p>40,6</text:p>
          </table:table-cell>
          <table:table-cell office:value-type="float" office:value="49.1" calcext:value-type="float">
            <text:p>49,1</text:p>
          </table:table-cell>
          <table:table-cell table:formula="of:=[.B16]+[.C16]" office:value-type="float" office:value="89.7" calcext:value-type="float">
            <text:p>89,7</text:p>
          </table:table-cell>
          <table:table-cell/>
          <table:table-cell table:style-name="ce4" table:formula="of:=PI()*[.$A$2]*(90-[.B16])/180" office:value-type="float" office:value="5493.0293762412" calcext:value-type="float">
            <text:p>5493,0293762412</text:p>
          </table:table-cell>
          <table:table-cell table:style-name="ce4" table:formula="of:=[.$G$2]-[.F16]" office:value-type="float" office:value="34506.9706237588" calcext:value-type="float">
            <text:p>34506,9706237588</text:p>
          </table:table-cell>
          <table:table-cell table:style-name="ce4" table:formula="of:=[.G16]-[.$H$2]" office:value-type="float" office:value="9506.9706237588" calcext:value-type="float">
            <text:p>9506,9706237588</text:p>
          </table:table-cell>
          <table:table-cell table:style-name="ce5" table:formula="of:=TAN(RADIANS([.C16]))" office:value-type="float" office:value="1.15443157556686" calcext:value-type="float">
            <text:p>1,1544315755669</text:p>
          </table:table-cell>
          <table:table-cell table:style-name="ce4" table:formula="of:=[.H16]*[.I16]" office:value-type="float" office:value="10975.1470760538" calcext:value-type="float">
            <text:p>10975,1470760538</text:p>
          </table:table-cell>
          <table:table-cell table:style-name="ce4" table:formula="of:=180-[.C16]" office:value-type="float" office:value="130.9" calcext:value-type="float">
            <text:p>130,9</text:p>
          </table:table-cell>
          <table:table-cell table:style-name="ce4" table:formula="of:=SIN(RADIANS([.K16]))*[.F16]/[.$A$2]" office:value-type="float" office:value="0.65169130596008" calcext:value-type="float">
            <text:p>0,6516913059601</text:p>
          </table:table-cell>
          <table:table-cell table:style-name="ce4" table:formula="of:=DEGREES(ASIN([.L16]))" office:value-type="float" office:value="40.6692407984239" calcext:value-type="float">
            <text:p>40,6692407984239</text:p>
          </table:table-cell>
          <table:table-cell table:formula="of:=(PI()*[.$A$2]/2) - [.F16]" office:value-type="float" office:value="4514.51402176909" calcext:value-type="float">
            <text:p>4514,51402176909</text:p>
          </table:table-cell>
          <table:table-cell table:style-name="ce6" table:formula="of:=[.N16]*TAN(RADIANS([.C16]))" office:value-type="float" office:value="5211.69753506959" calcext:value-type="float">
            <text:p>5211,69753506959</text:p>
          </table:table-cell>
          <table:table-cell table:formula="of:=180*ATAN([.$P$28]/[.N16])/PI()" office:value-type="float" office:value="53.0415021334485" calcext:value-type="float">
            <text:p>53,0415021334485</text:p>
          </table:table-cell>
          <table:table-cell table:formula="of:=SIN(RADIANS(90-[.P16]))/SIN(RADIANS(90-[.C16]))" office:value-type="float" office:value="0.918281497032507" calcext:value-type="float">
            <text:p>0,9182814970325</text:p>
          </table:table-cell>
          <table:table-cell table:number-columns-repeated="1007"/>
        </table:table-row>
        <table:table-row table:style-name="ro1">
          <table:table-cell table:style-name="ce3"/>
          <table:table-cell office:value-type="float" office:value="40.1" calcext:value-type="float">
            <text:p>40,1</text:p>
          </table:table-cell>
          <table:table-cell office:value-type="float" office:value="49.8" calcext:value-type="float">
            <text:p>49,8</text:p>
          </table:table-cell>
          <table:table-cell table:formula="of:=[.B17]+[.C17]" office:value-type="float" office:value="89.9" calcext:value-type="float">
            <text:p>89,9</text:p>
          </table:table-cell>
          <table:table-cell/>
          <table:table-cell table:style-name="ce4" table:formula="of:=PI()*[.$A$2]*(90-[.B17])/180" office:value-type="float" office:value="5548.62683956348" calcext:value-type="float">
            <text:p>5548,62683956348</text:p>
          </table:table-cell>
          <table:table-cell table:style-name="ce4" table:formula="of:=[.$G$2]-[.F17]" office:value-type="float" office:value="34451.3731604365" calcext:value-type="float">
            <text:p>34451,3731604365</text:p>
          </table:table-cell>
          <table:table-cell table:style-name="ce4" table:formula="of:=[.G17]-[.$H$2]" office:value-type="float" office:value="9451.37316043652" calcext:value-type="float">
            <text:p>9451,37316043652</text:p>
          </table:table-cell>
          <table:table-cell table:style-name="ce5" table:formula="of:=TAN(RADIANS([.C17]))" office:value-type="float" office:value="1.18334019899582" calcext:value-type="float">
            <text:p>1,1833401989958</text:p>
          </table:table-cell>
          <table:table-cell table:style-name="ce4" table:formula="of:=[.H17]*[.I17]" office:value-type="float" office:value="11184.1897964547" calcext:value-type="float">
            <text:p>11184,1897964547</text:p>
          </table:table-cell>
          <table:table-cell table:style-name="ce4" table:formula="of:=180-[.C17]" office:value-type="float" office:value="130.2" calcext:value-type="float">
            <text:p>130,2</text:p>
          </table:table-cell>
          <table:table-cell table:style-name="ce4" table:formula="of:=SIN(RADIANS([.K17]))*[.F17]/[.$A$2]" office:value-type="float" office:value="0.665204700115237" calcext:value-type="float">
            <text:p>0,6652047001152</text:p>
          </table:table-cell>
          <table:table-cell table:style-name="ce4" table:formula="of:=DEGREES(ASIN([.L17]))" office:value-type="float" office:value="41.6980313432215" calcext:value-type="float">
            <text:p>41,6980313432215</text:p>
          </table:table-cell>
          <table:table-cell table:formula="of:=(PI()*[.$A$2]/2) - [.F17]" office:value-type="float" office:value="4458.91655844681" calcext:value-type="float">
            <text:p>4458,91655844681</text:p>
          </table:table-cell>
          <table:table-cell table:style-name="ce6" table:formula="of:=[.N17]*TAN(RADIANS([.C17]))" office:value-type="float" office:value="5276.4152075782" calcext:value-type="float">
            <text:p>5276,4152075782</text:p>
          </table:table-cell>
          <table:table-cell table:formula="of:=180*ATAN([.$P$28]/[.N17])/PI()" office:value-type="float" office:value="53.3820121817174" calcext:value-type="float">
            <text:p>53,3820121817174</text:p>
          </table:table-cell>
          <table:table-cell table:formula="of:=SIN(RADIANS(90-[.P17]))/SIN(RADIANS(90-[.C17]))" office:value-type="float" office:value="0.924114622512954" calcext:value-type="float">
            <text:p>0,924114622513</text:p>
          </table:table-cell>
          <table:table-cell table:number-columns-repeated="1007"/>
        </table:table-row>
        <table:table-row table:style-name="ro1">
          <table:table-cell table:style-name="ce3"/>
          <table:table-cell office:value-type="float" office:value="40.1" calcext:value-type="float">
            <text:p>40,1</text:p>
          </table:table-cell>
          <table:table-cell office:value-type="float" office:value="50" calcext:value-type="float">
            <text:p>50</text:p>
          </table:table-cell>
          <table:table-cell table:formula="of:=[.B18]+[.C18]" office:value-type="float" office:value="90.1" calcext:value-type="float">
            <text:p>90,1</text:p>
          </table:table-cell>
          <table:table-cell/>
          <table:table-cell table:style-name="ce4" table:formula="of:=PI()*[.$A$2]*(90-[.B18])/180" office:value-type="float" office:value="5548.62683956348" calcext:value-type="float">
            <text:p>5548,62683956348</text:p>
          </table:table-cell>
          <table:table-cell table:style-name="ce4" table:formula="of:=[.$G$2]-[.F18]" office:value-type="float" office:value="34451.3731604365" calcext:value-type="float">
            <text:p>34451,3731604365</text:p>
          </table:table-cell>
          <table:table-cell table:style-name="ce4" table:formula="of:=[.G18]-[.$H$2]" office:value-type="float" office:value="9451.37316043652" calcext:value-type="float">
            <text:p>9451,37316043652</text:p>
          </table:table-cell>
          <table:table-cell table:style-name="ce5" table:formula="of:=TAN(RADIANS([.C18]))" office:value-type="float" office:value="1.19175359259421" calcext:value-type="float">
            <text:p>1,1917535925942</text:p>
          </table:table-cell>
          <table:table-cell table:style-name="ce4" table:formula="of:=[.H18]*[.I18]" office:value-type="float" office:value="11263.7079188987" calcext:value-type="float">
            <text:p>11263,7079188987</text:p>
          </table:table-cell>
          <table:table-cell table:style-name="ce4" table:formula="of:=180-[.C18]" office:value-type="float" office:value="130" calcext:value-type="float">
            <text:p>130</text:p>
          </table:table-cell>
          <table:table-cell table:style-name="ce4" table:formula="of:=SIN(RADIANS([.K18]))*[.F18]/[.$A$2]" office:value-type="float" office:value="0.667162887676726" calcext:value-type="float">
            <text:p>0,6671628876767</text:p>
          </table:table-cell>
          <table:table-cell table:style-name="ce4" table:formula="of:=DEGREES(ASIN([.L18]))" office:value-type="float" office:value="41.8484709473317" calcext:value-type="float">
            <text:p>41,8484709473317</text:p>
          </table:table-cell>
          <table:table-cell table:formula="of:=(PI()*[.$A$2]/2) - [.F18]" office:value-type="float" office:value="4458.91655844681" calcext:value-type="float">
            <text:p>4458,91655844681</text:p>
          </table:table-cell>
          <table:table-cell table:style-name="ce6" table:formula="of:=[.N18]*TAN(RADIANS([.C18]))" office:value-type="float" office:value="5313.92982760679" calcext:value-type="float">
            <text:p>5313,92982760679</text:p>
          </table:table-cell>
          <table:table-cell table:formula="of:=180*ATAN([.$P$28]/[.N18])/PI()" office:value-type="float" office:value="53.3820121817174" calcext:value-type="float">
            <text:p>53,3820121817174</text:p>
          </table:table-cell>
          <table:table-cell table:formula="of:=SIN(RADIANS(90-[.P18]))/SIN(RADIANS(90-[.C18]))" office:value-type="float" office:value="0.927953305960549" calcext:value-type="float">
            <text:p>0,9279533059605</text:p>
          </table:table-cell>
          <table:table-cell table:number-columns-repeated="1007"/>
        </table:table-row>
        <table:table-row table:style-name="ro1">
          <table:table-cell table:style-name="ce3"/>
          <table:table-cell office:value-type="float" office:value="38.9" calcext:value-type="float">
            <text:p>38,9</text:p>
          </table:table-cell>
          <table:table-cell office:value-type="float" office:value="51.9" calcext:value-type="float">
            <text:p>51,9</text:p>
          </table:table-cell>
          <table:table-cell table:formula="of:=[.B19]+[.C19]" office:value-type="float" office:value="90.8" calcext:value-type="float">
            <text:p>90,8</text:p>
          </table:table-cell>
          <table:table-cell/>
          <table:table-cell table:style-name="ce4" table:formula="of:=PI()*[.$A$2]*(90-[.B19])/180" office:value-type="float" office:value="5682.06075153695" calcext:value-type="float">
            <text:p>5682,06075153695</text:p>
          </table:table-cell>
          <table:table-cell table:style-name="ce4" table:formula="of:=[.$G$2]-[.F19]" office:value-type="float" office:value="34317.9392484631" calcext:value-type="float">
            <text:p>34317,9392484631</text:p>
          </table:table-cell>
          <table:table-cell table:style-name="ce4" table:formula="of:=[.G19]-[.$H$2]" office:value-type="float" office:value="9317.93924846305" calcext:value-type="float">
            <text:p>9317,93924846305</text:p>
          </table:table-cell>
          <table:table-cell table:style-name="ce5" table:formula="of:=TAN(RADIANS([.C19]))" office:value-type="float" office:value="1.27534727503783" calcext:value-type="float">
            <text:p>1,2753472750378</text:p>
          </table:table-cell>
          <table:table-cell table:style-name="ce4" table:formula="of:=[.H19]*[.I19]" office:value-type="float" office:value="11883.6084294954" calcext:value-type="float">
            <text:p>11883,6084294954</text:p>
          </table:table-cell>
          <table:table-cell table:style-name="ce4" table:formula="of:=180-[.C19]" office:value-type="float" office:value="128.1" calcext:value-type="float">
            <text:p>128,1</text:p>
          </table:table-cell>
          <table:table-cell table:style-name="ce4" table:formula="of:=SIN(RADIANS([.K19]))*[.F19]/[.$A$2]" office:value-type="float" office:value="0.701838424469688" calcext:value-type="float">
            <text:p>0,7018384244697</text:p>
          </table:table-cell>
          <table:table-cell table:style-name="ce4" table:formula="of:=DEGREES(ASIN([.L19]))" office:value-type="float" office:value="44.5746877780558" calcext:value-type="float">
            <text:p>44,5746877780558</text:p>
          </table:table-cell>
          <table:table-cell table:formula="of:=(PI()*[.$A$2]/2) - [.F19]" office:value-type="float" office:value="4325.48264647334" calcext:value-type="float">
            <text:p>4325,48264647334</text:p>
          </table:table-cell>
          <table:table-cell table:style-name="ce6" table:formula="of:=[.N19]*TAN(RADIANS([.C19]))" office:value-type="float" office:value="5516.49250640319" calcext:value-type="float">
            <text:p>5516,49250640319</text:p>
          </table:table-cell>
          <table:table-cell table:formula="of:=180*ATAN([.$P$28]/[.N19])/PI()" office:value-type="float" office:value="54.2116470347259" calcext:value-type="float">
            <text:p>54,2116470347259</text:p>
          </table:table-cell>
          <table:table-cell table:formula="of:=SIN(RADIANS(90-[.P19]))/SIN(RADIANS(90-[.C19]))" office:value-type="float" office:value="0.947745202728401" calcext:value-type="float">
            <text:p>0,9477452027284</text:p>
          </table:table-cell>
          <table:table-cell table:number-columns-repeated="1007"/>
        </table:table-row>
        <table:table-row table:style-name="ro1">
          <table:table-cell table:style-name="ce3"/>
          <table:table-cell office:value-type="float" office:value="38.4" calcext:value-type="float">
            <text:p>38,4</text:p>
          </table:table-cell>
          <table:table-cell office:value-type="float" office:value="51.3" calcext:value-type="float">
            <text:p>51,3</text:p>
          </table:table-cell>
          <table:table-cell table:formula="of:=[.B20]+[.C20]" office:value-type="float" office:value="89.7" calcext:value-type="float">
            <text:p>89,7</text:p>
          </table:table-cell>
          <table:table-cell/>
          <table:table-cell table:style-name="ce4" table:formula="of:=PI()*[.$A$2]*(90-[.B20])/180" office:value-type="float" office:value="5737.65821485923" calcext:value-type="float">
            <text:p>5737,65821485923</text:p>
          </table:table-cell>
          <table:table-cell table:style-name="ce4" table:formula="of:=[.$G$2]-[.F20]" office:value-type="float" office:value="34262.3417851408" calcext:value-type="float">
            <text:p>34262,3417851408</text:p>
          </table:table-cell>
          <table:table-cell table:style-name="ce4" table:formula="of:=[.G20]-[.$H$2]" office:value-type="float" office:value="9262.34178514077" calcext:value-type="float">
            <text:p>9262,34178514077</text:p>
          </table:table-cell>
          <table:table-cell table:style-name="ce5" table:formula="of:=TAN(RADIANS([.C20]))" office:value-type="float" office:value="1.24820403635305" calcext:value-type="float">
            <text:p>1,2482040363531</text:p>
          </table:table-cell>
          <table:table-cell table:style-name="ce4" table:formula="of:=[.H20]*[.I20]" office:value-type="float" office:value="11561.2924022942" calcext:value-type="float">
            <text:p>11561,2924022942</text:p>
          </table:table-cell>
          <table:table-cell table:style-name="ce4" table:formula="of:=180-[.C20]" office:value-type="float" office:value="128.7" calcext:value-type="float">
            <text:p>128,7</text:p>
          </table:table-cell>
          <table:table-cell table:style-name="ce4" table:formula="of:=SIN(RADIANS([.K20]))*[.F20]/[.$A$2]" office:value-type="float" office:value="0.702847737841894" calcext:value-type="float">
            <text:p>0,7028477378419</text:p>
          </table:table-cell>
          <table:table-cell table:style-name="ce4" table:formula="of:=DEGREES(ASIN([.L20]))" office:value-type="float" office:value="44.6559272826326" calcext:value-type="float">
            <text:p>44,6559272826326</text:p>
          </table:table-cell>
          <table:table-cell table:formula="of:=(PI()*[.$A$2]/2) - [.F20]" office:value-type="float" office:value="4269.88518315106" calcext:value-type="float">
            <text:p>4269,88518315106</text:p>
          </table:table-cell>
          <table:table-cell table:style-name="ce6" table:formula="of:=[.N20]*TAN(RADIANS([.C20]))" office:value-type="float" office:value="5329.68792037323" calcext:value-type="float">
            <text:p>5329,68792037323</text:p>
          </table:table-cell>
          <table:table-cell table:formula="of:=180*ATAN([.$P$28]/[.N20])/PI()" office:value-type="float" office:value="54.5625374637539" calcext:value-type="float">
            <text:p>54,5625374637539</text:p>
          </table:table-cell>
          <table:table-cell table:formula="of:=SIN(RADIANS(90-[.P20]))/SIN(RADIANS(90-[.C20]))" office:value-type="float" office:value="0.9273423838166" calcext:value-type="float">
            <text:p>0,9273423838166</text:p>
          </table:table-cell>
          <table:table-cell table:number-columns-repeated="1007"/>
        </table:table-row>
        <table:table-row table:style-name="ro1">
          <table:table-cell table:style-name="ce3"/>
          <table:table-cell office:value-type="float" office:value="33.6" calcext:value-type="float">
            <text:p>33,6</text:p>
          </table:table-cell>
          <table:table-cell office:value-type="float" office:value="56.7" calcext:value-type="float">
            <text:p>56,7</text:p>
          </table:table-cell>
          <table:table-cell table:formula="of:=[.B21]+[.C21]" office:value-type="float" office:value="90.3" calcext:value-type="float">
            <text:p>90,3</text:p>
          </table:table-cell>
          <table:table-cell/>
          <table:table-cell table:style-name="ce4" table:formula="of:=PI()*[.$A$2]*(90-[.B21])/180" office:value-type="float" office:value="6271.39386275311" calcext:value-type="float">
            <text:p>6271,39386275311</text:p>
          </table:table-cell>
          <table:table-cell table:style-name="ce4" table:formula="of:=[.$G$2]-[.F21]" office:value-type="float" office:value="33728.6061372469" calcext:value-type="float">
            <text:p>33728,6061372469</text:p>
          </table:table-cell>
          <table:table-cell table:style-name="ce4" table:formula="of:=[.G21]-[.$H$2]" office:value-type="float" office:value="8728.60613724688" calcext:value-type="float">
            <text:p>8728,60613724688</text:p>
          </table:table-cell>
          <table:table-cell table:style-name="ce5" table:formula="of:=TAN(RADIANS([.C21]))" office:value-type="float" office:value="1.52235450689613" calcext:value-type="float">
            <text:p>1,5223545068961</text:p>
          </table:table-cell>
          <table:table-cell table:style-name="ce4" table:formula="of:=[.H21]*[.I21]" office:value-type="float" office:value="13288.032891959" calcext:value-type="float">
            <text:p>13288,032891959</text:p>
          </table:table-cell>
          <table:table-cell table:style-name="ce4" table:formula="of:=180-[.C21]" office:value-type="float" office:value="123.3" calcext:value-type="float">
            <text:p>123,3</text:p>
          </table:table-cell>
          <table:table-cell table:style-name="ce4" table:formula="of:=SIN(RADIANS([.K21]))*[.F21]/[.$A$2]" office:value-type="float" office:value="0.822740096771126" calcext:value-type="float">
            <text:p>0,8227400967711</text:p>
          </table:table-cell>
          <table:table-cell table:style-name="ce4" table:formula="of:=DEGREES(ASIN([.L21]))" office:value-type="float" office:value="55.3600361380711" calcext:value-type="float">
            <text:p>55,3600361380711</text:p>
          </table:table-cell>
          <table:table-cell table:formula="of:=(PI()*[.$A$2]/2) - [.F21]" office:value-type="float" office:value="3736.14953525718" calcext:value-type="float">
            <text:p>3736,14953525718</text:p>
          </table:table-cell>
          <table:table-cell table:style-name="ce6" table:formula="of:=[.N21]*TAN(RADIANS([.C21]))" office:value-type="float" office:value="5687.74408343664" calcext:value-type="float">
            <text:p>5687,74408343664</text:p>
          </table:table-cell>
          <table:table-cell table:formula="of:=180*ATAN([.$P$28]/[.N21])/PI()" office:value-type="float" office:value="58.0898253756584" calcext:value-type="float">
            <text:p>58,0898253756584</text:p>
          </table:table-cell>
          <table:table-cell table:formula="of:=SIN(RADIANS(90-[.P21]))/SIN(RADIANS(90-[.C21]))" office:value-type="float" office:value="0.96278163683441" calcext:value-type="float">
            <text:p>0,9627816368344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61" calcext:value-type="float">
            <text:p>61</text:p>
          </table:table-cell>
          <table:table-cell table:formula="of:=[.B22]+[.C22]" office:value-type="float" office:value="91" calcext:value-type="float">
            <text:p>91</text:p>
          </table:table-cell>
          <table:table-cell/>
          <table:table-cell table:style-name="ce4" table:formula="of:=PI()*[.$A$2]*(90-[.B22])/180" office:value-type="float" office:value="6671.69559867353" calcext:value-type="float">
            <text:p>6671,69559867353</text:p>
          </table:table-cell>
          <table:table-cell table:style-name="ce4" table:formula="of:=[.$G$2]-[.F22]" office:value-type="float" office:value="33328.3044013265" calcext:value-type="float">
            <text:p>33328,3044013265</text:p>
          </table:table-cell>
          <table:table-cell table:style-name="ce4" table:formula="of:=[.G22]-[.$H$2]" office:value-type="float" office:value="8328.30440132647" calcext:value-type="float">
            <text:p>8328,30440132647</text:p>
          </table:table-cell>
          <table:table-cell table:style-name="ce5" table:formula="of:=TAN(RADIANS([.C22]))" office:value-type="float" office:value="1.80404775527142" calcext:value-type="float">
            <text:p>1,8040477552714</text:p>
          </table:table-cell>
          <table:table-cell table:style-name="ce4" table:formula="of:=[.H22]*[.I22]" office:value-type="float" office:value="15024.6588604301" calcext:value-type="float">
            <text:p>15024,6588604301</text:p>
          </table:table-cell>
          <table:table-cell table:style-name="ce4" table:formula="of:=180-[.C22]" office:value-type="float" office:value="119" calcext:value-type="float">
            <text:p>119</text:p>
          </table:table-cell>
          <table:table-cell table:style-name="ce4" table:formula="of:=SIN(RADIANS([.K22]))*[.F22]/[.$A$2]" office:value-type="float" office:value="0.915899615544661" calcext:value-type="float">
            <text:p>0,9158996155447</text:p>
          </table:table-cell>
          <table:table-cell table:style-name="ce4" table:formula="of:=DEGREES(ASIN([.L22]))" office:value-type="float" office:value="66.3338091348414" calcext:value-type="float">
            <text:p>66,3338091348414</text:p>
          </table:table-cell>
          <table:table-cell table:formula="of:=(PI()*[.$A$2]/2) - [.F22]" office:value-type="float" office:value="3335.84779933676" calcext:value-type="float">
            <text:p>3335,84779933676</text:p>
          </table:table-cell>
          <table:table-cell table:style-name="ce6" table:formula="of:=[.N22]*TAN(RADIANS([.C22]))" office:value-type="float" office:value="6018.0287343206" calcext:value-type="float">
            <text:p>6018,0287343206</text:p>
          </table:table-cell>
          <table:table-cell table:formula="of:=180*ATAN([.$P$28]/[.N22])/PI()" office:value-type="float" office:value="60.9270508454069" calcext:value-type="float">
            <text:p>60,9270508454069</text:p>
          </table:table-cell>
          <table:table-cell table:formula="of:=SIN(RADIANS(90-[.P22]))/SIN(RADIANS(90-[.C22]))" office:value-type="float" office:value="1.00229610775213" calcext:value-type="float">
            <text:p>1,0022961077521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13.5" calcext:value-type="float">
            <text:p>13,5</text:p>
          </table:table-cell>
          <table:table-cell office:value-type="float" office:value="76" calcext:value-type="float">
            <text:p>76</text:p>
          </table:table-cell>
          <table:table-cell table:formula="of:=[.B23]+[.C23]" office:value-type="float" office:value="89.5" calcext:value-type="float">
            <text:p>89,5</text:p>
          </table:table-cell>
          <table:table-cell/>
          <table:table-cell table:style-name="ce4" table:formula="of:=PI()*[.$A$2]*(90-[.B23])/180" office:value-type="float" office:value="8506.41188830874" calcext:value-type="float">
            <text:p>8506,41188830874</text:p>
          </table:table-cell>
          <table:table-cell table:style-name="ce4" table:formula="of:=[.$G$2]-[.F23]" office:value-type="float" office:value="31493.5881116913" calcext:value-type="float">
            <text:p>31493,5881116913</text:p>
          </table:table-cell>
          <table:table-cell table:style-name="ce4" table:formula="of:=[.G23]-[.$H$2]" office:value-type="float" office:value="6493.58811169126" calcext:value-type="float">
            <text:p>6493,58811169126</text:p>
          </table:table-cell>
          <table:table-cell table:style-name="ce5" table:formula="of:=TAN(RADIANS([.C23]))" office:value-type="float" office:value="4.01078093353585" calcext:value-type="float">
            <text:p>4,0107809335359</text:p>
          </table:table-cell>
          <table:table-cell table:style-name="ce4" table:formula="of:=[.H23]*[.I23]" office:value-type="float" office:value="26044.3593886063" calcext:value-type="float">
            <text:p>26044,3593886063</text:p>
          </table:table-cell>
          <table:table-cell table:style-name="ce4" table:formula="of:=180-[.C23]" office:value-type="float" office:value="104" calcext:value-type="float">
            <text:p>104</text:p>
          </table:table-cell>
          <table:table-cell table:style-name="ce4" table:formula="of:=SIN(RADIANS([.K23]))*[.F23]/[.$A$2]" office:value-type="float" office:value="1.29551641832825" calcext:value-type="float">
            <text:p>1,2955164183283</text:p>
          </table:table-cell>
          <table:table-cell table:style-name="ce4" table:formula="of:=DEGREES(ASIN([.L23]))" office:value-type="string" office:string-value="" calcext:value-type="error">
            <text:p>#VALEUR !</text:p>
          </table:table-cell>
          <table:table-cell table:formula="of:=(PI()*[.$A$2]/2) - [.F23]" office:value-type="float" office:value="1501.13150970155" calcext:value-type="float">
            <text:p>1501,13150970155</text:p>
          </table:table-cell>
          <table:table-cell table:style-name="ce6" table:formula="of:=[.N23]*TAN(RADIANS([.C23]))" office:value-type="float" office:value="6020.70963784083" calcext:value-type="float">
            <text:p>6020,70963784083</text:p>
          </table:table-cell>
          <table:table-cell table:formula="of:=180*ATAN([.$P$28]/[.N23])/PI()" office:value-type="float" office:value="75.9535874570784" calcext:value-type="float">
            <text:p>75,9535874570784</text:p>
          </table:table-cell>
          <table:table-cell table:formula="of:=SIN(RADIANS(90-[.P23]))/SIN(RADIANS(90-[.C23]))" office:value-type="float" office:value="1.00324861141907" calcext:value-type="float">
            <text:p>1,0032486114191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-26.8" calcext:value-type="float">
            <text:p>-26,8</text:p>
          </table:table-cell>
          <table:table-cell office:value-type="float" office:value="62.7" calcext:value-type="float">
            <text:p>62,7</text:p>
          </table:table-cell>
          <table:table-cell table:formula="of:=-[.B24]+[.C24]" office:value-type="float" office:value="89.5" calcext:value-type="float">
            <text:p>89,5</text:p>
          </table:table-cell>
          <table:table-cell/>
          <table:table-cell table:style-name="ce4" table:formula="of:=PI()*[.$A$2]*(90-[.B24])/180" office:value-type="float" office:value="12987.5674320845" calcext:value-type="float">
            <text:p>12987,5674320845</text:p>
          </table:table-cell>
          <table:table-cell table:style-name="ce4" table:formula="of:=[.$G$2]-[.F24]" office:value-type="float" office:value="27012.4325679155" calcext:value-type="float">
            <text:p>27012,4325679155</text:p>
          </table:table-cell>
          <table:table-cell table:style-name="ce4" table:formula="of:=[.G24]-[.$H$2]" office:value-type="float" office:value="2012.43256791554" calcext:value-type="float">
            <text:p>2012,43256791554</text:p>
          </table:table-cell>
          <table:table-cell table:style-name="ce5" table:formula="of:=TAN(RADIANS([.C24]))" office:value-type="float" office:value="1.9374645063246" calcext:value-type="float">
            <text:p>1,9374645063246</text:p>
          </table:table-cell>
          <table:table-cell table:style-name="ce4" table:formula="of:=[.H24]*[.I24]" office:value-type="float" office:value="3899.01667170802" calcext:value-type="float">
            <text:p>3899,01667170802</text:p>
          </table:table-cell>
          <table:table-cell table:style-name="ce4" table:formula="of:=180-[.C24]" office:value-type="float" office:value="117.3" calcext:value-type="float">
            <text:p>117,3</text:p>
          </table:table-cell>
          <table:table-cell table:style-name="ce4" table:formula="of:=SIN(RADIANS([.K24]))*[.F24]/[.$A$2]" office:value-type="float" office:value="1.81148583117539" calcext:value-type="float">
            <text:p>1,8114858311754</text:p>
          </table:table-cell>
          <table:table-cell table:style-name="ce4" table:formula="of:=DEGREES(ASIN([.L24]))" office:value-type="string" office:string-value="" calcext:value-type="error">
            <text:p>#VALEUR !</text:p>
          </table:table-cell>
          <table:table-cell table:formula="of:=(PI()*[.$A$2]/2) - [.F24]" office:value-type="float" office:value="-2980.02403407421" calcext:value-type="float">
            <text:p>-2980,02403407421</text:p>
          </table:table-cell>
          <table:table-cell table:style-name="ce6" table:formula="of:=[.N24]*TAN(RADIANS([.C24]))" office:value-type="float" office:value="-5773.69079401295" calcext:value-type="float">
            <text:p>-5773,69079401295</text:p>
          </table:table-cell>
          <table:table-cell table:formula="of:=180*ATAN([.$P$28]/[.N24])/PI()" office:value-type="float" office:value="-63.5877570991926" calcext:value-type="float">
            <text:p>-63,5877570991926</text:p>
          </table:table-cell>
          <table:table-cell table:formula="of:=SIN(RADIANS(90-[.P24]))/SIN(RADIANS(90-[.C24]))" office:value-type="float" office:value="0.969861541155494" calcext:value-type="float">
            <text:p>0,9698615411555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-27.9" calcext:value-type="float">
            <text:p>-27,9</text:p>
          </table:table-cell>
          <table:table-cell office:value-type="float" office:value="62.9" calcext:value-type="float">
            <text:p>62,9</text:p>
          </table:table-cell>
          <table:table-cell table:formula="of:=-[.B25]+[.C25]" office:value-type="float" office:value="90.8" calcext:value-type="float">
            <text:p>90,8</text:p>
          </table:table-cell>
          <table:table-cell/>
          <table:table-cell table:style-name="ce4" table:formula="of:=PI()*[.$A$2]*(90-[.B25])/180" office:value-type="float" office:value="13109.8818513935" calcext:value-type="float">
            <text:p>13109,8818513935</text:p>
          </table:table-cell>
          <table:table-cell table:style-name="ce4" table:formula="of:=[.$G$2]-[.F25]" office:value-type="float" office:value="26890.1181486065" calcext:value-type="float">
            <text:p>26890,1181486065</text:p>
          </table:table-cell>
          <table:table-cell table:style-name="ce4" table:formula="of:=[.G25]-[.$H$2]" office:value-type="float" office:value="1890.11814860653" calcext:value-type="float">
            <text:p>1890,11814860653</text:p>
          </table:table-cell>
          <table:table-cell table:style-name="ce5" table:formula="of:=TAN(RADIANS([.C25]))" office:value-type="float" office:value="1.95417134617378" calcext:value-type="float">
            <text:p>1,9541713461738</text:p>
          </table:table-cell>
          <table:table-cell table:style-name="ce4" table:formula="of:=[.H25]*[.I25]" office:value-type="float" office:value="3693.6147268899" calcext:value-type="float">
            <text:p>3693,6147268899</text:p>
          </table:table-cell>
          <table:table-cell table:style-name="ce4" table:formula="of:=180-[.C25]" office:value-type="float" office:value="117.1" calcext:value-type="float">
            <text:p>117,1</text:p>
          </table:table-cell>
          <table:table-cell table:style-name="ce4" table:formula="of:=SIN(RADIANS([.K25]))*[.F25]/[.$A$2]" office:value-type="float" office:value="1.83182933464911" calcext:value-type="float">
            <text:p>1,8318293346491</text:p>
          </table:table-cell>
          <table:table-cell table:style-name="ce4" table:formula="of:=DEGREES(ASIN([.L25]))" office:value-type="string" office:string-value="" calcext:value-type="error">
            <text:p>#VALEUR !</text:p>
          </table:table-cell>
          <table:table-cell table:formula="of:=(PI()*[.$A$2]/2) - [.F25]" office:value-type="float" office:value="-3102.33845338321" calcext:value-type="float">
            <text:p>-3102,33845338321</text:p>
          </table:table-cell>
          <table:table-cell table:style-name="ce6" table:formula="of:=[.N25]*TAN(RADIANS([.C25]))" office:value-type="float" office:value="-6062.5009117345" calcext:value-type="float">
            <text:p>-6062,5009117345</text:p>
          </table:table-cell>
          <table:table-cell table:formula="of:=180*ATAN([.$P$28]/[.N25])/PI()" office:value-type="float" office:value="-62.6584859562626" calcext:value-type="float">
            <text:p>-62,6584859562626</text:p>
          </table:table-cell>
          <table:table-cell table:formula="of:=SIN(RADIANS(90-[.P25]))/SIN(RADIANS(90-[.C25]))" office:value-type="float" office:value="1.00822834446547" calcext:value-type="float">
            <text:p>1,0082283444655</text:p>
          </table:table-cell>
          <table:table-cell table:number-columns-repeated="1007"/>
        </table:table-row>
        <table:table-row table:style-name="ro1">
          <table:table-cell table:number-columns-repeated="3"/>
          <table:table-cell table:formula="of:=AVERAGE([.D3:.D25])" office:value-type="float" office:value="90.0086956521739" calcext:value-type="float">
            <text:p>90,0086956521739</text:p>
          </table:table-cell>
          <table:table-cell office:value-type="string" calcext:value-type="string">
            <text:p>Moyenne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formula="of:=STDEV([.D3:.D25])" office:value-type="float" office:value="0.69079206414762" calcext:value-type="float">
            <text:p>0,6907920641476</text:p>
          </table:table-cell>
          <table:table-cell office:value-type="string" calcext:value-type="string">
            <text:p>Ecart type</text:p>
          </table:table-cell>
          <table:table-cell table:number-columns-repeated="10"/>
          <table:table-cell office:value-type="string" calcext:value-type="string">
            <text:p>Hauteur du soleil fixe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2" office:value-type="float" office:value="6000" calcext:value-type="float">
            <office:annotation draw:style-name="gr4" draw:text-style-name="P3" svg:width="28.99mm" svg:height="21.76mm" svg:x="287.85mm" svg:y="106.92mm" draw:caption-point-x="-6.1mm" draw:caption-point-y="15.1mm">
              <dc:date>2019-05-26T00:00:00</dc:date>
              <text:p text:style-name="P2">Changer cette valeur pour voir l’effet sur l’indice de réfraction</text:p>
              <text:p text:style-name="P2"/>
            </office:annotation>
            <text:p>6000</text:p>
          </table:table-cell>
          <table:table-cell table:number-columns-repeated="1008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2.5mm"/>
      <style:text-properties style:font-name="Liberation Sans" fo:language="fr" fo:country="CA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CA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CA">$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CA">$</number:currency-symbol>
      <style:map style:condition="value()&gt;=0" style:apply-style-name="N108P0"/>
    </number:currency-style>
    <style:style style:name="Default" style:family="table-cell">
      <style:text-properties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26">0000-00-00</text:date>, <text:time style:data-style-name="N2" text:time-value="13:17:13.38870201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cques Pelletier</meta:initial-creator>
    <meta:creation-date>2017-10-13T23:08:50.884445122</meta:creation-date>
    <dc:date>2019-05-26T13:27:58.759017848</dc:date>
    <meta:editing-duration>PT27M19S</meta:editing-duration>
    <meta:editing-cycles>9</meta:editing-cycles>
    <meta:generator>LibreOffice/5.1.6.2$Linux_X86_64 LibreOffice_project/10m0$Build-2</meta:generator>
    <dc:creator>Jacques Pelletier</dc:creator>
    <meta:document-statistic meta:table-count="1" meta:cell-count="36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4cm" svg:height="9.006cm" xlink:href=".." xlink:type="simple" chart:class="chart:scatter" chart:style-name="ch1">
        <chart:title svg:x="4.143cm" svg:y="0.316cm" chart:style-name="ch2">
          <text:p>Réfraction corrective sur la terre plate</text:p>
        </chart:title>
        <chart:legend chart:legend-position="end" svg:x="13.036cm" svg:y="4.204cm" style:legend-expansion="high" chart:style-name="ch3"/>
        <chart:plot-area chart:style-name="ch4" table:cell-range-address="Feuille1.B3:Feuille1.B25 Feuille1.Q3:Feuille1.Q25" svg:x="1.33cm" svg:y="1.275cm" svg:width="11.387cm" svg:height="6.57cm">
          <chartooo:coordinate-region svg:x="1.568cm" svg:y="1.474cm" svg:width="10.962cm" svg:height="5.724cm"/>
          <chart:axis chart:dimension="x" chart:name="primary-x" chart:style-name="ch5">
            <chart:title svg:x="5.616cm" svg:y="8.025cm" chart:style-name="ch6">
              <text:p>Latitude en degrés</text:p>
            </chart:title>
          </chart:axis>
          <chart:axis chart:dimension="y" chart:name="primary-y" chart:style-name="ch5">
            <chart:title svg:x="0.451cm" svg:y="8.149cm" chart:style-name="ch7">
              <text:p>Indice de réfraction en fonction d'une hauteur fixe</text:p>
            </chart:title>
            <chart:grid chart:style-name="ch8" chart:class="major"/>
          </chart:axis>
          <chart:series chart:style-name="ch9" chart:values-cell-range-address="Feuille1.Q3:Feuille1.Q25" chart:class="chart:scatter">
            <chart:domain table:cell-range-address="Feuille1.B3:Feuille1.B25"/>
            <chart:data-point chart:repeated="2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  <table:table-cell office:value-type="string">
                <text:p>Colonne Q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6.5">
                <text:p>66.5</text:p>
                <draw:g>
                  <svg:desc>Feuille1.B3:Feuille1.B25</svg:desc>
                </draw:g>
              </table:table-cell>
              <table:table-cell office:value-type="float" office:value="0.844212757432593">
                <text:p>0.844212757432593</text:p>
                <draw:g>
                  <svg:desc>Feuille1.Q3:Feuille1.Q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5.5">
                <text:p>55.5</text:p>
              </table:table-cell>
              <table:table-cell office:value-type="float" office:value="0.88069651613911">
                <text:p>0.880696516139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3.9">
                <text:p>53.9</text:p>
              </table:table-cell>
              <table:table-cell office:value-type="float" office:value="0.873551412042305">
                <text:p>0.8735514120423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3.7">
                <text:p>53.7</text:p>
              </table:table-cell>
              <table:table-cell office:value-type="float" office:value="0.879799331120432">
                <text:p>0.87979933112043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2.6">
                <text:p>52.6</text:p>
              </table:table-cell>
              <table:table-cell office:value-type="float" office:value="0.887023636321032">
                <text:p>0.88702363632103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1.5">
                <text:p>51.5</text:p>
              </table:table-cell>
              <table:table-cell office:value-type="float" office:value="0.885917883039875">
                <text:p>0.8859178830398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0">
                <text:p>50</text:p>
              </table:table-cell>
              <table:table-cell office:value-type="float" office:value="0.879583656763489">
                <text:p>0.87958365676348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7.2">
                <text:p>47.2</text:p>
              </table:table-cell>
              <table:table-cell office:value-type="float" office:value="0.904665574678407">
                <text:p>0.90466557467840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6.5">
                <text:p>46.5</text:p>
              </table:table-cell>
              <table:table-cell office:value-type="float" office:value="0.889708423497722">
                <text:p>0.88970842349772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3.7">
                <text:p>43.7</text:p>
              </table:table-cell>
              <table:table-cell office:value-type="float" office:value="0.880874276336636">
                <text:p>0.88087427633663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3.1">
                <text:p>43.1</text:p>
              </table:table-cell>
              <table:table-cell office:value-type="float" office:value="0.900054498667968">
                <text:p>0.90005449866796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1.4">
                <text:p>41.4</text:p>
              </table:table-cell>
              <table:table-cell office:value-type="float" office:value="0.927844075591177">
                <text:p>0.92784407559117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1.3">
                <text:p>41.3</text:p>
              </table:table-cell>
              <table:table-cell office:value-type="float" office:value="0.922731814937469">
                <text:p>0.92273181493746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0.6">
                <text:p>40.6</text:p>
              </table:table-cell>
              <table:table-cell office:value-type="float" office:value="0.918281497032507">
                <text:p>0.91828149703250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0.1">
                <text:p>40.1</text:p>
              </table:table-cell>
              <table:table-cell office:value-type="float" office:value="0.924114622512954">
                <text:p>0.92411462251295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0.1">
                <text:p>40.1</text:p>
              </table:table-cell>
              <table:table-cell office:value-type="float" office:value="0.927953305960549">
                <text:p>0.92795330596054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8.9">
                <text:p>38.9</text:p>
              </table:table-cell>
              <table:table-cell office:value-type="float" office:value="0.947745202728401">
                <text:p>0.94774520272840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8.4">
                <text:p>38.4</text:p>
              </table:table-cell>
              <table:table-cell office:value-type="float" office:value="0.9273423838166">
                <text:p>0.927342383816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3.6">
                <text:p>33.6</text:p>
              </table:table-cell>
              <table:table-cell office:value-type="float" office:value="0.96278163683441">
                <text:p>0.9627816368344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1.00229610775213">
                <text:p>1.0022961077521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3.5">
                <text:p>13.5</text:p>
              </table:table-cell>
              <table:table-cell office:value-type="float" office:value="1.00324861141907">
                <text:p>1.0032486114190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26.8">
                <text:p>-26.8</text:p>
              </table:table-cell>
              <table:table-cell office:value-type="float" office:value="0.969861541155494">
                <text:p>0.96986154115549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27.9">
                <text:p>-27.9</text:p>
              </table:table-cell>
              <table:table-cell office:value-type="float" office:value="1.00822834446547">
                <text:p>1.0082283444654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